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b27" officeooo:paragraph-rsid="00189b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FINET<text:line-break/></text:span><text:span text:style-name="T2">protocol stud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3:49:25.385208645</meta:creation-date>
    <meta:generator>LibreOffice/7.3.7.2$Linux_X86_64 LibreOffice_project/30$Build-2</meta:generator>
    <dc:date>2025-01-16T14:20:54.551012622</dc:date>
    <meta:editing-duration>PT31M30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</office:meta>
</office:document-meta>
</file>